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eta" style:font-family-generic="swiss" style:font-pitch="variable"/>
    <style:font-face style:name="Verdana1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9.017cm" fo:margin-left="4.064cm" fo:margin-right="3.919cm" table:align="margins"/>
    </style:style>
    <style:style style:name="Tabelle1.A" style:family="table-column">
      <style:table-column-properties style:column-width="4.433cm" style:rel-column-width="2513*"/>
    </style:style>
    <style:style style:name="Tabelle1.B" style:family="table-column">
      <style:table-column-properties style:column-width="4.584cm" style:rel-column-width="259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ff0000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variable-decls>
        <text:variable-decl office:value-type="string" text:name="title"/>
        <text:variable-decl office:value-type="string" text:name="author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"/>
      <text:p text:style-name="P3">[LOGO]</text:p>
      <text:p text:style-name="P3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Title</text:p>
          </table:table-cell>
          <table:table-cell table:style-name="Tabelle1.B1" office:value-type="string">
            <text:p text:style-name="Table_20_Contents"><text:variable-set text:name="title" office:value-type="string">Code Guide Lines</text:variable-set></text:p>
          </table:table-cell>
        </table:table-row>
        <table:table-row>
          <table:table-cell table:style-name="Tabelle1.A2" office:value-type="string">
            <text:p text:style-name="Table_20_Contents">Authors</text:p>
          </table:table-cell>
          <table:table-cell table:style-name="Tabelle1.B2" office:value-type="string">
            <text:p text:style-name="Table_20_Contents"><text:variable-set text:name="authors" office:value-type="string">Max Langer</text:variable-set></text:p>
          </table:table-cell>
        </table:table-row>
        <table:table-row>
          <table:table-cell table:style-name="Tabelle1.A2" office:value-type="string">
            <text:p text:style-name="Table_20_Contents">Last Changed</text:p>
          </table:table-cell>
          <table:table-cell table:style-name="Tabelle1.B2" office:value-type="string">
            <text:p text:style-name="Table_20_Contents"><text:date style:data-style-name="N37" text:date-value="2010-06-17T23:52:45.99">06/17/10</text:date> <text:time style:data-style-name="N41" text:time-value="2010-06-17T23:52:45.99">23:52:46</text:time></text:p>
          </table:table-cell>
        </table:table-row>
      </table:table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Table of contents</text:p>
          </text:index-title>
          <text:p text:style-name="P2">General<text:tab/>2</text:p>
          <text:p text:style-name="P2">Classes<text:tab/>2</text:p>
          <text:p text:style-name="P2">Functions<text:tab/>2</text:p>
          <text:p text:style-name="P2">Variables<text:tab/>2</text:p>
          <text:p text:style-name="P2">Comments<text:tab/>2</text:p>
          <text:p text:style-name="P2">Assignation<text:tab/>4</text:p>
          <text:p text:style-name="P2">Other<text:tab/>4</text:p>
        </text:index-body>
      </text:table-of-content>
      <text:p text:style-name="Standard"/>
      <text:h text:style-name="P1" text:outline-level="1">General</text:h>
      <text:p text:style-name="Text_20_body">All code that's commited to PyPiPa has to follow the guidelines which are specified on the following pages. </text:p>
      <text:p text:style-name="Text_20_body">One intend block are always 2 spaces!</text:p>
      <text:h text:style-name="Heading_20_1" text:outline-level="1">Classes</text:h>
      <text:p text:style-name="Text_20_body">Functions have to look like the following example:</text:p>
      <text:p text:style-name="Code"><text:span text:style-name="T1">class</text:span> ThisIsAClass (object):</text:p>
      <text:p text:style-name="Code"><text:s text:c="2"/><text:span text:style-name="T1">def __init__ (self):</text:span></text:p>
      <text:p text:style-name="Code"><text:span text:style-name="T1"><text:s text:c="4"/>pass</text:span></text:p>
      <text:h text:style-name="Heading_20_1" text:outline-level="1">Functions</text:h>
      <text:p text:style-name="Text_20_body">Functions have to look like the following example:</text:p>
      <text:p text:style-name="Code"><text:span text:style-name="T1">def</text:span> this_is_my_function (arg1, arg2):</text:p>
      <text:p text:style-name="Code"><text:s text:c="2"/><text:span text:style-name="T1">pass</text:span></text:p>
      <text:h text:style-name="Heading_20_1" text:outline-level="1">Variables</text:h>
      <text:p text:style-name="Text_20_body">Variables always have to use _ where you can put a space. F.e.: my_var1.</text:p>
      <text:p text:style-name="Text_20_body">Variables have to be named clearly.</text:p>
      <text:h text:style-name="Heading_20_1" text:outline-level="1">Comments</text:h>
      <text:p text:style-name="Text_20_body">Comments at the beginning of a file may be defined by using """ and has to start with:</text:p>
      <text:p text:style-name="Code">"""</text:p>
      <text:p text:style-name="Code">PyPiPa – Python Pirate Party</text:p>
      <text:p text:style-name="Code">Copyright (C) 2010 <text:s/>PyPiPa-Team &lt;<text:a xlink:type="simple" xlink:href="mailto:maxlanger@gmx.net">maxlanger@gmx.net</text:a>&gt;</text:p>
      <text:p text:style-name="Code">https://launchpad.net/pypipa</text:p>
      <text:p text:style-name="Code"/>
      <text:p text:style-name="Code">This program is free software; you can redistribute it and/or modify</text:p>
      <text:p text:style-name="Code">it under the terms of the GNU General Public License as published by</text:p>
      <text:p text:style-name="Code">the Free Software Foundation; either version 3 of the License, or</text:p>
      <text:p text:style-name="Code">(at your option) any later version.</text:p>
      <text:p text:style-name="Code"/>
      <text:p text:style-name="Code">This program is distributed in the hope that it will be useful,</text:p>
      <text:p text:style-name="Code">but WITHOUT ANY WARRANTY; without even the implied warranty of</text:p>
      <text:p text:style-name="Code"><text:soft-page-break/>MERCHANTABILITY or FITNESS FOR A PARTICULAR PURPOSE. <text:s/>See the</text:p>
      <text:p text:style-name="Code">GNU General Public License for more details.</text:p>
      <text:p text:style-name="Code"/>
      <text:p text:style-name="Code">You should have received a copy of the GNU General Public License</text:p>
      <text:p text:style-name="Code">along with this program; if not, write to the Free Software Foundation,</text:p>
      <text:p text:style-name="Code">Inc., 51 Franklin Street, Fifth Floor, Boston, MA 02110-1301 <text:s/>USA</text:p>
      <text:p text:style-name="Code">"""</text:p>
      <text:p text:style-name="Text_20_body">All functions have to be commented in the following way:</text:p>
      <text:p text:style-name="Code"><text:span text:style-name="T1">def</text:span> my_function (arg1, arg2):</text:p>
      <text:p text:style-name="Code"><text:s text:c="2"/>"""</text:p>
      <text:p text:style-name="Code"><text:s text:c="2"/>This is a description what my_function does.</text:p>
      <text:p text:style-name="Code"><text:s text:c="2"/>@type arg1: number</text:p>
      <text:p text:style-name="Code"><text:s text:c="2"/>@param arg1: description of this parameter</text:p>
      <text:p text:style-name="Code"><text:s text:c="2"/>@type arg2: iterable</text:p>
      <text:p text:style-name="Code"><text:s text:c="2"/>@param arg2: description of this parameter</text:p>
      <text:p text:style-name="Code"><text:s text:c="2"/>@rtype: list</text:p>
      <text:p text:style-name="Code"><text:s text:c="2"/>@return: What will be returned?</text:p>
      <text:p text:style-name="Code"><text:s text:c="2"/>"""</text:p>
      <text:p text:style-name="Code"><text:s text:c="2"/># do something...</text:p>
      <text:p text:style-name="Code"><text:s text:c="2"/><text:span text:style-name="T1">return</text:span> my_result</text:p>
      <text:p text:style-name="Text_20_body">All functions have to be commented in the following way:</text:p>
      <text:p text:style-name="Code"><text:span text:style-name="T1">class</text:span> MyClass (object)</text:p>
      <text:p text:style-name="Code"><text:s text:c="2"/>"""</text:p>
      <text:p text:style-name="Code"><text:s text:c="2"/>What does this class do?</text:p>
      <text:p text:style-name="Code"><text:s text:c="2"/>"""</text:p>
      <text:p text:style-name="Code"><text:s text:c="2"/># do something...</text:p>
      <text:p text:style-name="Text_20_body">Variables may use a comment like this:</text:p>
      <text:p text:style-name="Code">my_var = <text:span text:style-name="T2">True</text:span> #: This is the description of my_var</text:p>
      <text:p text:style-name="Text_20_body">You may use inline comments using #.</text:p>
      <text:p text:style-name="Text_20_body">You may include a ToDo-List after the license:</text:p>
      <text:p text:style-name="Code">"""</text:p>
      <text:p text:style-name="Code">TODO:</text:p>
      <text:p text:style-name="Code"><text:s text:c="2"/>- Task 1</text:p>
      <text:p text:style-name="Code"><text:s text:c="2"/>- Task 2</text:p>
      <text:p text:style-name="Code"><text:s text:c="2"/>- ...</text:p>
      <text:p text:style-name="Code"><text:soft-page-break/>"""</text:p>
      <text:h text:style-name="Heading_20_1" text:outline-level="1">Assignation</text:h>
      <text:p text:style-name="Text_20_body">A assignation has to look like:</text:p>
      <text:p text:style-name="Code">my_var = <text:span text:style-name="T1">True</text:span></text:p>
      <text:p text:style-name="Code">my_var2 = 1</text:p>
      <text:p text:style-name="Text_20_body">Strings should only be assigned with ' not ":</text:p>
      <text:p text:style-name="Code">my_var = <text:span text:style-name="T3">'text'</text:span></text:p>
      <text:h text:style-name="Heading_20_1" text:outline-level="1">Oth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eta" style:font-family-generic="swiss" style:font-pitch="variable"/>
    <style:font-face style:name="Verdana1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Verdana1" fo:font-size="11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Verdana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>
        <style:background-image/>
      </style:paragraph-properties>
      <style:text-properties style:font-name="Verdana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Verdana1"/>
    </style:style>
    <style:style style:name="Code" style:family="paragraph" style:parent-style-name="Text_20_body" style:class="text">
      <style:paragraph-properties fo:background-color="#e6e6e6" fo:padding="0.049cm" fo:border="0.018cm solid #000000" style:shadow="none">
        <style:background-image/>
      </style:paragraph-properties>
      <style:text-properties style:font-name="Liberation Mono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Verdana1" fo:font-size="11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dana"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Python Pirate Party<text:tab/><text:tab/><text:date style:data-style-name="N37" text:date-value="2010-06-17T23:52:45.99">06/17/10</text:date></text:p>
      </style:header>
      <style:footer>
        <text:p text:style-name="Footer"><text:file-name text:display="name">codeguidelines</text:file-name><text:tab/>launchpad.net/pypipa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Langer</meta:initial-creator>
    <meta:creation-date>2010-06-17T23:06:51</meta:creation-date>
    <dc:date>2010-06-17T23:52:46</dc:date>
    <dc:creator>Max Langer</dc:creator>
    <meta:editing-duration>PT00H45M38S</meta:editing-duration>
    <meta:editing-cycles>15</meta:editing-cycles>
    <meta:generator>OpenOffice.org/3.2$Unix OpenOffice.org_project/320m12$Build-9483</meta:generator>
    <meta:document-statistic meta:table-count="1" meta:image-count="0" meta:object-count="0" meta:page-count="4" meta:paragraph-count="86" meta:word-count="403" meta:character-count="2414"/>
  </office:meta>
</office:document-meta>
</file>